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span text:style-name="T2">research </text:span><text:span text:style-name="T12">(relating to clinical-trails) in Lisp/KM, and Natural Language Processing in Java; </text:span><text:span text:style-name="T2">paper </text:span><text:span text:style-name="T12">with Stanford </text:span><text:span text:style-name="T2">group</text:span><text:span text:style-name="T12">; </text:span><text:span text:style-name="T2">ontology </text:span><text:span text:style-name="T12">dev/using: Lisp, </text:span><text:span text:style-name="T43">KM</text:span><text:span text:style-name="T12">, .. Match conceptually annotated patient EMR..against a concept based in/ex-clusion criteria to be able to get people into trials</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text:span><text:soft-page-break/><text:span text:style-name="T14">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0:29:20.32</dc:date>
    <meta:print-date>2023-04-19T16:33:00</meta:print-date>
    <meta:editing-cycles>9</meta:editing-cycles>
    <meta:editing-duration>PT1H21M30S</meta:editing-duration>
    <meta:generator>OpenOffice/4.1.16$Win32 OpenOffice.org_project/4116m3$Build-9816</meta:generator>
    <meta:document-statistic meta:table-count="0" meta:image-count="0" meta:object-count="0" meta:page-count="2" meta:paragraph-count="39" meta:word-count="935" meta:character-count="7445"/>
    <meta:user-defined meta:name="AppVersion">15.0000</meta:user-defined>
  </office:meta>
</office:document-meta>
</file>